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781" officeooo:paragraph-rsid="00178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rathi – V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24:26.349023516</meta:creation-date>
    <dc:date>2019-08-16T10:25:10.337624239</dc:date>
    <meta:editing-duration>PT47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4"/>
    <meta:generator>LibreOffice/6.0.7.3$Linux_X86_64 LibreOffice_project/00m0$Build-3</meta:generator>
  </office:meta>
</office:document-meta>
</file>